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pitch="variable"/>
    <style:font-face style:name="翩翩體-繁1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Heading">
      <loext:graphic-properties draw:fill-gradient-name="gradient" draw:fill-hatch-name="hatch"/>
      <style:paragraph-properties fo:text-align="start" style:justify-single-word="false">
        <style:tab-stops>
          <style:tab-stop style:position="6.498cm" style:type="center"/>
        </style:tab-stops>
      </style:paragraph-properties>
    </style:style>
    <style:style style:name="P2" style:family="paragraph" style:parent-style-name="Text_20_body">
      <style:text-properties officeooo:paragraph-rsid="003cdc5d"/>
    </style:style>
    <style:style style:name="Ru1" style:family="ruby">
      <style:ruby-properties style:ruby-align="center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《蜀相》</text:p>
      <text:p text:style-name="P2"><text:ruby text:style-name="Ru1"><text:ruby-base>丞</text:ruby-base><text:ruby-text>sîng</text:ruby-text></text:ruby> <text:ruby text:style-name="Ru1"><text:ruby-base>相</text:ruby-base><text:ruby-text>siòng</text:ruby-text></text:ruby> <text:ruby text:style-name="Ru1"><text:ruby-base>祠</text:ruby-base><text:ruby-text>sû</text:ruby-text></text:ruby> <text:ruby text:style-name="Ru1"><text:ruby-base>堂</text:ruby-base><text:ruby-text>tông</text:ruby-text></text:ruby> <text:ruby text:style-name="Ru1"><text:ruby-base>何</text:ruby-base><text:ruby-text>hô</text:ruby-text></text:ruby> <text:ruby text:style-name="Ru1"><text:ruby-base>處</text:ruby-base><text:ruby-text>tshú</text:ruby-text></text:ruby> <text:ruby text:style-name="Ru1"><text:ruby-base>尋</text:ruby-base><text:ruby-text>sîm</text:ruby-text></text:ruby> ， <text:line-break/><text:ruby text:style-name="Ru1"><text:ruby-base>錦</text:ruby-base><text:ruby-text>gìm</text:ruby-text></text:ruby> <text:ruby text:style-name="Ru1"><text:ruby-base>官</text:ruby-base><text:ruby-text>kuan</text:ruby-text></text:ruby> <text:ruby text:style-name="Ru1"><text:ruby-base>城</text:ruby-base><text:ruby-text>sîng</text:ruby-text></text:ruby> <text:ruby text:style-name="Ru1"><text:ruby-base>󠇡外</text:ruby-base><text:ruby-text>guē</text:ruby-text></text:ruby> <text:ruby text:style-name="Ru1"><text:ruby-base>柏</text:ruby-base><text:ruby-text>pi̍k</text:ruby-text></text:ruby> <text:ruby text:style-name="Ru1"><text:ruby-base>森</text:ruby-base><text:ruby-text>sim</text:ruby-text></text:ruby> <text:ruby text:style-name="Ru1"><text:ruby-base>森</text:ruby-base><text:ruby-text>sim</text:ruby-text></text:ruby> 。 </text:p>
      <text:p text:style-name="P2"><text:ruby text:style-name="Ru1"><text:ruby-base>映</text:ruby-base><text:ruby-text>iòng</text:ruby-text></text:ruby> <text:ruby text:style-name="Ru1"><text:ruby-base>階</text:ruby-base><text:ruby-text>kai</text:ruby-text></text:ruby> <text:ruby text:style-name="Ru1"><text:ruby-base>碧</text:ruby-base><text:ruby-text>phi̍k</text:ruby-text></text:ruby> <text:ruby text:style-name="Ru1"><text:ruby-base>草</text:ruby-base><text:ruby-text>tshó</text:ruby-text></text:ruby> <text:ruby text:style-name="Ru1"><text:ruby-base>自</text:ruby-base><text:ruby-text>tsū</text:ruby-text></text:ruby> <text:ruby text:style-name="Ru1"><text:ruby-base>春</text:ruby-base><text:ruby-text>tshun</text:ruby-text></text:ruby> <text:ruby text:style-name="Ru1"><text:ruby-base>色</text:ruby-base><text:ruby-text>sik</text:ruby-text></text:ruby> ， <text:line-break/><text:ruby text:style-name="Ru1"><text:ruby-base>隔</text:ruby-base><text:ruby-text>kik</text:ruby-text></text:ruby> <text:ruby text:style-name="Ru1"><text:ruby-base>󠇡葉</text:ruby-base><text:ruby-text>ia̍p</text:ruby-text></text:ruby> <text:ruby text:style-name="Ru1"><text:ruby-base>󠇡黃</text:ruby-base><text:ruby-text>hông</text:ruby-text></text:ruby> <text:ruby text:style-name="Ru1"><text:ruby-base>󠇡鸝</text:ruby-base><text:ruby-text>lî</text:ruby-text></text:ruby> <text:ruby text:style-name="Ru1"><text:ruby-base>空</text:ruby-base><text:ruby-text>khong</text:ruby-text></text:ruby> 󠇡<text:ruby text:style-name="Ru1"><text:ruby-base>好</text:ruby-base><text:ruby-text>hònn</text:ruby-text></text:ruby> <text:ruby text:style-name="Ru1"><text:ruby-base>音</text:ruby-base><text:ruby-text>im</text:ruby-text></text:ruby> 。 </text:p>
      <text:p text:style-name="Text_20_body"><text:ruby text:style-name="Ru1"><text:ruby-base>三</text:ruby-base><text:ruby-text>sàm</text:ruby-text></text:ruby> <text:ruby text:style-name="Ru1"><text:ruby-base>顧</text:ruby-base><text:ruby-text>kòo</text:ruby-text></text:ruby> <text:ruby text:style-name="Ru1"><text:ruby-base>頻</text:ruby-base><text:ruby-text>pîn</text:ruby-text></text:ruby> <text:ruby text:style-name="Ru1"><text:ruby-base>煩</text:ruby-base><text:ruby-text>huân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計</text:ruby-base><text:ruby-text>kè</text:ruby-text></text:ruby> ， <text:line-break/><text:ruby text:style-name="Ru1"><text:ruby-base>兩</text:ruby-base><text:ruby-text>lióng</text:ruby-text></text:ruby> <text:ruby text:style-name="Ru1"><text:ruby-base>󠇡朝</text:ruby-base><text:ruby-text>tiâu</text:ruby-text></text:ruby> <text:ruby text:style-name="Ru1"><text:ruby-base>開</text:ruby-base><text:ruby-text>khai</text:ruby-text></text:ruby> <text:ruby text:style-name="Ru1"><text:ruby-base>󠇡濟</text:ruby-base><text:ruby-text>tsè</text:ruby-text></text:ruby> <text:ruby text:style-name="Ru1"><text:ruby-base>老</text:ruby-base><text:ruby-text>nóo</text:ruby-text></text:ruby> <text:ruby text:style-name="Ru1"><text:ruby-base>󠇣臣</text:ruby-base><text:ruby-text>sîn</text:ruby-text></text:ruby> <text:ruby text:style-name="Ru1"><text:ruby-base>心</text:ruby-base><text:ruby-text>sim</text:ruby-text></text:ruby> 。 </text:p>
      <text:p text:style-name="Text_20_body"><text:ruby text:style-name="Ru1"><text:ruby-base>出</text:ruby-base><text:ruby-text>tshut</text:ruby-text></text:ruby> <text:ruby text:style-name="Ru1"><text:ruby-base>師</text:ruby-base><text:ruby-text>su</text:ruby-text></text:ruby> <text:ruby text:style-name="Ru1"><text:ruby-base>未</text:ruby-base><text:ruby-text>bī</text:ruby-text></text:ruby> <text:ruby text:style-name="Ru1"><text:ruby-base>捷</text:ruby-base><text:ruby-text>tsia̍p</text:ruby-text></text:ruby> <text:ruby text:style-name="Ru1"><text:ruby-base>身</text:ruby-base><text:ruby-text>sin</text:ruby-text></text:ruby> <text:ruby text:style-name="Ru1"><text:ruby-base>先</text:ruby-base><text:ruby-text>sian</text:ruby-text></text:ruby> <text:ruby text:style-name="Ru1"><text:ruby-base>死</text:ruby-base><text:ruby-text>sú</text:ruby-text></text:ruby> ， <text:line-break/><text:ruby text:style-name="Ru1"><text:ruby-base>長</text:ruby-base><text:ruby-text>tshiâng</text:ruby-text></text:ruby> <text:ruby text:style-name="Ru1"><text:ruby-base>󠇤使</text:ruby-base><text:ruby-text>sú</text:ruby-text></text:ruby> <text:ruby text:style-name="Ru1"><text:ruby-base>󠇡英</text:ruby-base><text:ruby-text>ing</text:ruby-text></text:ruby> <text:ruby text:style-name="Ru1"><text:ruby-base>雄</text:ruby-base><text:ruby-text>hiông</text:ruby-text></text:ruby> <text:ruby text:style-name="Ru1"><text:ruby-base>淚</text:ruby-base><text:ruby-text>luī</text:ruby-text></text:ruby> <text:ruby text:style-name="Ru1"><text:ruby-base>滿</text:ruby-base><text:ruby-text>buán</text:ruby-text></text:ruby> <text:ruby text:style-name="Ru1"><text:ruby-base>󠇡襟</text:ruby-base><text:ruby-text>khim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pitch="variable"/>
    <style:font-face style:name="翩翩體-繁1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1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cm" fo:margin-bottom="0.199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44pt" style:font-name-asian="魏碑-繁" style:font-family-asian="魏碑-繁" style:font-style-name-asian="標準" style:font-pitch-asian="variable" style:font-size-asian="4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style:contextual-spacing="false" fo:line-height="115%" fo:text-align="justify" style:justify-single-word="false" style:page-number="auto"/>
      <style:text-properties fo:font-size="36pt" fo:letter-spacing="normal" style:font-name-asian="魏碑-繁" style:font-family-asian="魏碑-繁" style:font-style-name-asian="標準" style:font-pitch-asian="variable" style:font-size-asian="36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eslo LG L DZ for Powerline" fo:font-family="'Meslo LG L DZ for Powerline'" style:font-style-name="標準" style:font-pitch="variable" fo:font-size="14pt" style:text-underline-style="none" style:font-size-asian="14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3H45M35S</meta:editing-duration>
    <meta:editing-cycles>17</meta:editing-cycles>
    <meta:generator>LibreOffice/7.2.5.2$MacOSX_X86_64 LibreOffice_project/499f9727c189e6ef3471021d6132d4c694f357e5</meta:generator>
    <dc:title>我的草稿</dc:title>
    <dc:date>2022-01-24T13:47:01.959141493</dc:date>
    <meta:document-statistic meta:table-count="0" meta:image-count="0" meta:object-count="0" meta:page-count="1" meta:paragraph-count="5" meta:word-count="79" meta:character-count="148" meta:non-whitespace-character-count="79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